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7ac" officeooo:paragraph-rsid="001777ac"/>
    </style:style>
    <style:style style:name="P2" style:family="paragraph" style:parent-style-name="Standard">
      <style:text-properties officeooo:rsid="001777ac" officeooo:paragraph-rsid="001777ac"/>
    </style:style>
    <style:style style:name="P3" style:family="paragraph" style:parent-style-name="Standard">
      <style:text-properties officeooo:rsid="001b2787" officeooo:paragraph-rsid="001b2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la démonstration</text:p>
      <text:p text:style-name="P1"/>
      <text:p text:style-name="P1">Écran titre</text:p>
      <text:p text:style-name="P1">Nouvelle partie</text:p>
      <text:p text:style-name="P1">Premier essai: Victoire sans mort avec prise bonus et mangeage fantôme</text:p>
      <text:p text:style-name="P1">→ Deuxième niveau: remarque: Vitesse fantômes ++</text:p>
      <text:p text:style-name="P1">Trois mort consécutives</text:p>
      <text:p text:style-name="P1">Deuxième essai: Pause</text:p>
      <text:p text:style-name="P3">Montrer les 2 scores</text:p>
      <text:p text:style-name="P3">Créer une map à l’éditeur</text:p>
      <text:p text:style-name="P3">Importer une map à l’éditeur</text:p>
      <text:p text:style-name="P3">Tester une map édité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6:15:48.170000000</meta:creation-date>
    <dc:date>2021-06-10T08:24:16.726000000</dc:date>
    <meta:editing-duration>PT2H38M31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1" meta:word-count="50" meta:character-count="306" meta:non-whitespace-character-count="267"/>
  </office:meta>
</office:document-meta>
</file>